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47cm"/>
    </style:style>
    <style:style style:name="co2" style:family="table-column">
      <style:table-column-properties fo:break-before="auto" style:column-width="4.269cm"/>
    </style:style>
    <style:style style:name="co3" style:family="table-column">
      <style:table-column-properties fo:break-before="auto" style:column-width="4.085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47cm"/>
    </style:style>
    <style:style style:name="co7" style:family="table-column">
      <style:table-column-properties fo:break-before="auto" style:column-width="4.3cm"/>
    </style:style>
    <style:style style:name="co8" style:family="table-column">
      <style:table-column-properties fo:break-before="auto" style:column-width="3.747cm"/>
    </style:style>
    <style:style style:name="co9" style:family="table-column">
      <style:table-column-properties fo:break-before="auto" style:column-width="4.36cm"/>
    </style:style>
    <style:style style:name="co10" style:family="table-column">
      <style:table-column-properties fo:break-before="auto" style:column-width="5.25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row table:style-name="ro1">
          <table:table-cell office:value-type="string">
            <text:p>BehaviorSpace results (NetLogo 5.0.3)</text:p>
          </table:table-cell>
          <table:table-cell table:style-name="Default" table:number-columns-repeated="11"/>
        </table:table-row>
        <table:table-row table:style-name="ro1">
          <table:table-cell office:value-type="string">
            <text:p>BusinessInvestor.nlogo</text:p>
          </table:table-cell>
          <table:table-cell table:style-name="Default" table:number-columns-repeated="11"/>
        </table:table-row>
        <table:table-row table:style-name="ro1">
          <table:table-cell office:value-type="string">
            <text:p>expConRadioSensibilidad</text:p>
          </table:table-cell>
          <table:table-cell table:style-name="Default" table:number-columns-repeated="11"/>
        </table:table-row>
        <table:table-row table:style-name="ro1">
          <table:table-cell office:value-type="string">
            <text:p>12/05/2012 13:53:59:378 -0600</text:p>
          </table:table-cell>
          <table:table-cell table:style-name="Default" table:number-columns-repeated="11"/>
        </table:table-row>
        <table:table-row table:style-name="ro1">
          <table:table-cell office:value-type="string">
            <text:p>min-pxcor</text:p>
          </table:table-cell>
          <table:table-cell table:style-name="Default" office:value-type="string">
            <text:p>max-pxcor</text:p>
          </table:table-cell>
          <table:table-cell table:style-name="Default" office:value-type="string">
            <text:p>min-pycor</text:p>
          </table:table-cell>
          <table:table-cell table:style-name="Default" office:value-type="string">
            <text:p>max-pycor</text:p>
          </table:table-cell>
          <table:table-cell table:style-name="Default" table:number-columns-repeated="8"/>
        </table:table-row>
        <table:table-row table:style-name="ro1">
          <table:table-cell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9">
            <text:p>19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[run number]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</table:table-row>
        <table:table-row table:style-name="ro1">
          <table:table-cell office:value-type="string">
            <text:p>sensingRadius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</table:table-row>
        <table:table-row table:style-name="ro1">
          <table:table-cell office:value-type="string">
            <text:p>[reporter]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</table:table-row>
        <table:table-row table:style-name="ro1">
          <table:table-cell office:value-type="string">
            <text:p>[final]</text:p>
          </table:table-cell>
          <table:table-cell table:style-name="ce1" office:value-type="string">
            <text:p>122177.37</text:p>
          </table:table-cell>
          <table:table-cell table:style-name="ce1" office:value-type="string">
            <text:p>118356.61</text:p>
          </table:table-cell>
          <table:table-cell table:style-name="ce1" office:value-type="string">
            <text:p>129365.04</text:p>
          </table:table-cell>
          <table:table-cell table:style-name="ce1" office:value-type="string">
            <text:p>130979.41</text:p>
          </table:table-cell>
          <table:table-cell table:style-name="ce1" office:value-type="string">
            <text:p>119586.7</text:p>
          </table:table-cell>
          <table:table-cell table:style-name="ce1" office:value-type="string">
            <text:p>108341.42</text:p>
          </table:table-cell>
          <table:table-cell table:style-name="ce1" office:value-type="string">
            <text:p>124547.92</text:p>
          </table:table-cell>
          <table:table-cell table:style-name="ce1" office:value-type="string">
            <text:p>134055.07</text:p>
          </table:table-cell>
          <table:table-cell table:style-name="ce1" office:value-type="string">
            <text:p>124164.56</text:p>
          </table:table-cell>
          <table:table-cell table:style-name="ce1" office:value-type="string">
            <text:p>129910.75</text:p>
          </table:table-cell>
          <table:table-cell table:style-name="ce1" office:value-type="string">
            <text:p>129760.26</text:p>
          </table:table-cell>
        </table:table-row>
        <table:table-row table:style-name="ro2">
          <table:table-cell office:value-type="string">
            <text:p>[min]</text:p>
          </table:table-cell>
          <table:table-cell table:number-columns-repeated="11" table:style-name="ce1" office:value-type="float" office:value="0">
            <text:p>0</text:p>
          </table:table-cell>
        </table:table-row>
        <table:table-row table:style-name="ro2">
          <table:table-cell office:value-type="string">
            <text:p>[max]</text:p>
          </table:table-cell>
          <table:table-cell table:style-name="ce1" office:value-type="string">
            <text:p>122177.37</text:p>
          </table:table-cell>
          <table:table-cell table:style-name="ce1" office:value-type="string">
            <text:p>118356.61</text:p>
          </table:table-cell>
          <table:table-cell table:style-name="ce1" office:value-type="string">
            <text:p>129365.04</text:p>
          </table:table-cell>
          <table:table-cell table:style-name="ce1" office:value-type="string">
            <text:p>130979.41</text:p>
          </table:table-cell>
          <table:table-cell table:style-name="ce1" office:value-type="string">
            <text:p>119586.7</text:p>
          </table:table-cell>
          <table:table-cell table:style-name="ce1" office:value-type="string">
            <text:p>108341.42</text:p>
          </table:table-cell>
          <table:table-cell table:style-name="ce1" office:value-type="string">
            <text:p>124547.92</text:p>
          </table:table-cell>
          <table:table-cell table:style-name="ce1" office:value-type="string">
            <text:p>134055.07</text:p>
          </table:table-cell>
          <table:table-cell table:style-name="ce1" office:value-type="string">
            <text:p>124164.56</text:p>
          </table:table-cell>
          <table:table-cell table:style-name="ce1" office:value-type="string">
            <text:p>129910.75</text:p>
          </table:table-cell>
          <table:table-cell table:style-name="ce1" office:value-type="string">
            <text:p>129760.26</text:p>
          </table:table-cell>
        </table:table-row>
        <table:table-row table:style-name="ro1">
          <table:table-cell office:value-type="string">
            <text:p>[mean]</text:p>
          </table:table-cell>
          <table:table-cell table:style-name="ce2" office:value-type="string">
            <text:p>61034.76720000001</text:p>
          </table:table-cell>
          <table:table-cell office:value-type="string">
            <text:p>59465.028000000006</text:p>
          </table:table-cell>
          <table:table-cell office:value-type="string">
            <text:p>64781.10760000001</text:p>
          </table:table-cell>
          <table:table-cell office:value-type="string">
            <text:p>65813.0072</text:p>
          </table:table-cell>
          <table:table-cell office:value-type="string">
            <text:p>59724.99199999999</text:p>
          </table:table-cell>
          <table:table-cell office:value-type="string">
            <text:p>54071.7184</text:p>
          </table:table-cell>
          <table:table-cell office:value-type="string">
            <text:p>62349.01720000001</text:p>
          </table:table-cell>
          <table:table-cell office:value-type="string">
            <text:p>67067.6988</text:p>
          </table:table-cell>
          <table:table-cell office:value-type="string">
            <text:p>62053.86360000001</text:p>
          </table:table-cell>
          <table:table-cell office:value-type="string">
            <text:p>65184.95359999999</text:p>
          </table:table-cell>
          <table:table-cell office:value-type="string">
            <text:p>64856.82680000001</text:p>
          </table:table-cell>
        </table:table-row>
        <table:table-row table:style-name="ro1">
          <table:table-cell office:value-type="string">
            <text:p>[steps]</text:p>
          </table:table-cell>
          <table:table-cell table:number-columns-repeated="11" table:style-name="Default" office:value-type="float" office:value="24">
            <text:p>24</text:p>
          </table:table-cell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 office:value-type="string">
            <text:p>[all run data]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  <table:table-cell table:style-name="Default" office:value-type="string">
            <text:p>mean [w] of turtles</text:p>
          </table:table-cell>
        </table:table-row>
        <table:table-row table:style-name="ro1">
          <table:table-cell/>
          <table:table-cell table:number-columns-repeated="11" table:style-name="Default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5106.9</text:p>
          </table:table-cell>
          <table:table-cell office:value-type="string">
            <text:p>4988.84</text:p>
          </table:table-cell>
          <table:table-cell office:value-type="string">
            <text:p>5477.88</text:p>
          </table:table-cell>
          <table:table-cell office:value-type="string">
            <text:p>5736.92</text:p>
          </table:table-cell>
          <table:table-cell office:value-type="string">
            <text:p>5187.87</text:p>
          </table:table-cell>
          <table:table-cell office:value-type="string">
            <text:p>4209.59</text:p>
          </table:table-cell>
          <table:table-cell office:value-type="string">
            <text:p>5005.45</text:p>
          </table:table-cell>
          <table:table-cell office:value-type="string">
            <text:p>5836.27</text:p>
          </table:table-cell>
          <table:table-cell office:value-type="string">
            <text:p>5213.89</text:p>
          </table:table-cell>
          <table:table-cell office:value-type="string">
            <text:p>5525.98</text:p>
          </table:table-cell>
          <table:table-cell office:value-type="string">
            <text:p>5433.18</text:p>
          </table:table-cell>
        </table:table-row>
        <table:table-row table:style-name="ro1">
          <table:table-cell/>
          <table:table-cell office:value-type="string">
            <text:p>10030.83</text:p>
          </table:table-cell>
          <table:table-cell office:value-type="string">
            <text:p>10046.94</text:p>
          </table:table-cell>
          <table:table-cell office:value-type="string">
            <text:p>10967.5</text:p>
          </table:table-cell>
          <table:table-cell office:value-type="string">
            <text:p>11168.7</text:p>
          </table:table-cell>
          <table:table-cell office:value-type="string">
            <text:p>10061.7</text:p>
          </table:table-cell>
          <table:table-cell office:value-type="string">
            <text:p>8708.9</text:p>
          </table:table-cell>
          <table:table-cell office:value-type="string">
            <text:p>10386.85</text:p>
          </table:table-cell>
          <table:table-cell office:value-type="string">
            <text:p>11499.27</text:p>
          </table:table-cell>
          <table:table-cell office:value-type="string">
            <text:p>10422.73</text:p>
          </table:table-cell>
          <table:table-cell office:value-type="string">
            <text:p>11120.16</text:p>
          </table:table-cell>
          <table:table-cell office:value-type="string">
            <text:p>10963.9</text:p>
          </table:table-cell>
        </table:table-row>
        <table:table-row table:style-name="ro1">
          <table:table-cell/>
          <table:table-cell office:value-type="string">
            <text:p>15222.66</text:p>
          </table:table-cell>
          <table:table-cell office:value-type="string">
            <text:p>15011.11</text:p>
          </table:table-cell>
          <table:table-cell office:value-type="string">
            <text:p>16387.91</text:p>
          </table:table-cell>
          <table:table-cell office:value-type="string">
            <text:p>16634.62</text:p>
          </table:table-cell>
          <table:table-cell office:value-type="string">
            <text:p>15089.96</text:p>
          </table:table-cell>
          <table:table-cell office:value-type="string">
            <text:p>13002.67</text:p>
          </table:table-cell>
          <table:table-cell office:value-type="string">
            <text:p>15670.49</text:p>
          </table:table-cell>
          <table:table-cell office:value-type="string">
            <text:p>16899.79</text:p>
          </table:table-cell>
          <table:table-cell office:value-type="string">
            <text:p>15622.37</text:p>
          </table:table-cell>
          <table:table-cell office:value-type="string">
            <text:p>16166.38</text:p>
          </table:table-cell>
          <table:table-cell office:value-type="string">
            <text:p>16201.03</text:p>
          </table:table-cell>
        </table:table-row>
        <table:table-row table:style-name="ro1">
          <table:table-cell/>
          <table:table-cell office:value-type="string">
            <text:p>20451.63</text:p>
          </table:table-cell>
          <table:table-cell office:value-type="string">
            <text:p>19808.54</text:p>
          </table:table-cell>
          <table:table-cell office:value-type="string">
            <text:p>21926.94</text:p>
          </table:table-cell>
          <table:table-cell office:value-type="string">
            <text:p>22304.48</text:p>
          </table:table-cell>
          <table:table-cell office:value-type="string">
            <text:p>20175.48</text:p>
          </table:table-cell>
          <table:table-cell office:value-type="string">
            <text:p>17671.4</text:p>
          </table:table-cell>
          <table:table-cell office:value-type="string">
            <text:p>20925.21</text:p>
          </table:table-cell>
          <table:table-cell office:value-type="string">
            <text:p>22543.07</text:p>
          </table:table-cell>
          <table:table-cell office:value-type="string">
            <text:p>20684.48</text:p>
          </table:table-cell>
          <table:table-cell office:value-type="string">
            <text:p>21527.65</text:p>
          </table:table-cell>
          <table:table-cell office:value-type="string">
            <text:p>21615.56</text:p>
          </table:table-cell>
        </table:table-row>
        <table:table-row table:style-name="ro1">
          <table:table-cell/>
          <table:table-cell office:value-type="string">
            <text:p>25692.06</text:p>
          </table:table-cell>
          <table:table-cell office:value-type="string">
            <text:p>24842.69</text:p>
          </table:table-cell>
          <table:table-cell office:value-type="string">
            <text:p>27392.49</text:p>
          </table:table-cell>
          <table:table-cell office:value-type="string">
            <text:p>27764.92</text:p>
          </table:table-cell>
          <table:table-cell office:value-type="string">
            <text:p>25223.72</text:p>
          </table:table-cell>
          <table:table-cell office:value-type="string">
            <text:p>22474.9</text:p>
          </table:table-cell>
          <table:table-cell office:value-type="string">
            <text:p>26131.74</text:p>
          </table:table-cell>
          <table:table-cell office:value-type="string">
            <text:p>28015.37</text:p>
          </table:table-cell>
          <table:table-cell office:value-type="string">
            <text:p>25997.5</text:p>
          </table:table-cell>
          <table:table-cell office:value-type="string">
            <text:p>26966.13</text:p>
          </table:table-cell>
          <table:table-cell office:value-type="string">
            <text:p>27087.37</text:p>
          </table:table-cell>
        </table:table-row>
        <table:table-row table:style-name="ro1">
          <table:table-cell/>
          <table:table-cell office:value-type="string">
            <text:p>30719.31</text:p>
          </table:table-cell>
          <table:table-cell office:value-type="string">
            <text:p>29932.73</text:p>
          </table:table-cell>
          <table:table-cell office:value-type="string">
            <text:p>32623.3</text:p>
          </table:table-cell>
          <table:table-cell office:value-type="string">
            <text:p>33516.48</text:p>
          </table:table-cell>
          <table:table-cell office:value-type="string">
            <text:p>30023.12</text:p>
          </table:table-cell>
          <table:table-cell office:value-type="string">
            <text:p>26988.95</text:p>
          </table:table-cell>
          <table:table-cell office:value-type="string">
            <text:p>31301.15</text:p>
          </table:table-cell>
          <table:table-cell office:value-type="string">
            <text:p>33567.72</text:p>
          </table:table-cell>
          <table:table-cell office:value-type="string">
            <text:p>31128.44</text:p>
          </table:table-cell>
          <table:table-cell office:value-type="string">
            <text:p>32562.73</text:p>
          </table:table-cell>
          <table:table-cell office:value-type="string">
            <text:p>32271.78</text:p>
          </table:table-cell>
        </table:table-row>
        <table:table-row table:style-name="ro1">
          <table:table-cell/>
          <table:table-cell office:value-type="string">
            <text:p>35660.34</text:p>
          </table:table-cell>
          <table:table-cell office:value-type="string">
            <text:p>34843.49</text:p>
          </table:table-cell>
          <table:table-cell office:value-type="string">
            <text:p>38040.25</text:p>
          </table:table-cell>
          <table:table-cell office:value-type="string">
            <text:p>38916.75</text:p>
          </table:table-cell>
          <table:table-cell office:value-type="string">
            <text:p>34659.46</text:p>
          </table:table-cell>
          <table:table-cell office:value-type="string">
            <text:p>31711.21</text:p>
          </table:table-cell>
          <table:table-cell office:value-type="string">
            <text:p>36517.25</text:p>
          </table:table-cell>
          <table:table-cell office:value-type="string">
            <text:p>39202.88</text:p>
          </table:table-cell>
          <table:table-cell office:value-type="string">
            <text:p>36348.8</text:p>
          </table:table-cell>
          <table:table-cell office:value-type="string">
            <text:p>37957.24</text:p>
          </table:table-cell>
          <table:table-cell office:value-type="string">
            <text:p>37895.16</text:p>
          </table:table-cell>
        </table:table-row>
        <table:table-row table:style-name="ro1">
          <table:table-cell/>
          <table:table-cell office:value-type="string">
            <text:p>40645.53</text:p>
          </table:table-cell>
          <table:table-cell office:value-type="string">
            <text:p>39834.39</text:p>
          </table:table-cell>
          <table:table-cell office:value-type="string">
            <text:p>43482.93</text:p>
          </table:table-cell>
          <table:table-cell office:value-type="string">
            <text:p>44028.45</text:p>
          </table:table-cell>
          <table:table-cell office:value-type="string">
            <text:p>39574.17</text:p>
          </table:table-cell>
          <table:table-cell office:value-type="string">
            <text:p>36188.19</text:p>
          </table:table-cell>
          <table:table-cell office:value-type="string">
            <text:p>41684.34</text:p>
          </table:table-cell>
          <table:table-cell office:value-type="string">
            <text:p>44819.87</text:p>
          </table:table-cell>
          <table:table-cell office:value-type="string">
            <text:p>41431.24</text:p>
          </table:table-cell>
          <table:table-cell office:value-type="string">
            <text:p>43155.9</text:p>
          </table:table-cell>
          <table:table-cell office:value-type="string">
            <text:p>43300.35</text:p>
          </table:table-cell>
        </table:table-row>
        <table:table-row table:style-name="ro1">
          <table:table-cell/>
          <table:table-cell office:value-type="string">
            <text:p>45620.3</text:p>
          </table:table-cell>
          <table:table-cell office:value-type="string">
            <text:p>44806.94</text:p>
          </table:table-cell>
          <table:table-cell office:value-type="string">
            <text:p>48727.8</text:p>
          </table:table-cell>
          <table:table-cell office:value-type="string">
            <text:p>49555.66</text:p>
          </table:table-cell>
          <table:table-cell office:value-type="string">
            <text:p>44597.68</text:p>
          </table:table-cell>
          <table:table-cell office:value-type="string">
            <text:p>40671.15</text:p>
          </table:table-cell>
          <table:table-cell office:value-type="string">
            <text:p>46992.84</text:p>
          </table:table-cell>
          <table:table-cell office:value-type="string">
            <text:p>50419.61</text:p>
          </table:table-cell>
          <table:table-cell office:value-type="string">
            <text:p>46478.82</text:p>
          </table:table-cell>
          <table:table-cell office:value-type="string">
            <text:p>48725.43</text:p>
          </table:table-cell>
          <table:table-cell office:value-type="string">
            <text:p>48722.2</text:p>
          </table:table-cell>
        </table:table-row>
        <table:table-row table:style-name="ro1">
          <table:table-cell/>
          <table:table-cell office:value-type="string">
            <text:p>50878.77</text:p>
          </table:table-cell>
          <table:table-cell office:value-type="string">
            <text:p>49633.71</text:p>
          </table:table-cell>
          <table:table-cell office:value-type="string">
            <text:p>54040.7</text:p>
          </table:table-cell>
          <table:table-cell office:value-type="string">
            <text:p>54937.3</text:p>
          </table:table-cell>
          <table:table-cell office:value-type="string">
            <text:p>49420.05</text:p>
          </table:table-cell>
          <table:table-cell office:value-type="string">
            <text:p>45321.38</text:p>
          </table:table-cell>
          <table:table-cell office:value-type="string">
            <text:p>52016.67</text:p>
          </table:table-cell>
          <table:table-cell office:value-type="string">
            <text:p>55871.25</text:p>
          </table:table-cell>
          <table:table-cell office:value-type="string">
            <text:p>51581.53</text:p>
          </table:table-cell>
          <table:table-cell office:value-type="string">
            <text:p>54190.16</text:p>
          </table:table-cell>
          <table:table-cell office:value-type="string">
            <text:p>54205.37</text:p>
          </table:table-cell>
        </table:table-row>
        <table:table-row table:style-name="ro1">
          <table:table-cell/>
          <table:table-cell office:value-type="string">
            <text:p>55952.06</text:p>
          </table:table-cell>
          <table:table-cell office:value-type="string">
            <text:p>54734.22</text:p>
          </table:table-cell>
          <table:table-cell office:value-type="string">
            <text:p>59326.42</text:p>
          </table:table-cell>
          <table:table-cell office:value-type="string">
            <text:p>60431.71</text:p>
          </table:table-cell>
          <table:table-cell office:value-type="string">
            <text:p>54441.31</text:p>
          </table:table-cell>
          <table:table-cell office:value-type="string">
            <text:p>49827.93</text:p>
          </table:table-cell>
          <table:table-cell office:value-type="string">
            <text:p>56897.72</text:p>
          </table:table-cell>
          <table:table-cell office:value-type="string">
            <text:p>61285.44</text:p>
          </table:table-cell>
          <table:table-cell office:value-type="string">
            <text:p>56752.16</text:p>
          </table:table-cell>
          <table:table-cell office:value-type="string">
            <text:p>59784.39</text:p>
          </table:table-cell>
          <table:table-cell office:value-type="string">
            <text:p>59449.05</text:p>
          </table:table-cell>
        </table:table-row>
        <table:table-row table:style-name="ro1">
          <table:table-cell/>
          <table:table-cell office:value-type="string">
            <text:p>61073.26</text:p>
          </table:table-cell>
          <table:table-cell office:value-type="string">
            <text:p>59678.85</text:p>
          </table:table-cell>
          <table:table-cell office:value-type="string">
            <text:p>64891.04</text:p>
          </table:table-cell>
          <table:table-cell office:value-type="string">
            <text:p>65791.7</text:p>
          </table:table-cell>
          <table:table-cell office:value-type="string">
            <text:p>59460.98</text:p>
          </table:table-cell>
          <table:table-cell office:value-type="string">
            <text:p>54271.33</text:p>
          </table:table-cell>
          <table:table-cell office:value-type="string">
            <text:p>62139.99</text:p>
          </table:table-cell>
          <table:table-cell office:value-type="string">
            <text:p>66840.47</text:p>
          </table:table-cell>
          <table:table-cell office:value-type="float" office:value="62018">
            <text:p>62.018</text:p>
          </table:table-cell>
          <table:table-cell office:value-type="string">
            <text:p>65077.89</text:p>
          </table:table-cell>
          <table:table-cell office:value-type="string">
            <text:p>64807.78</text:p>
          </table:table-cell>
        </table:table-row>
        <table:table-row table:style-name="ro1">
          <table:table-cell/>
          <table:table-cell office:value-type="string">
            <text:p>66082.61</text:p>
          </table:table-cell>
          <table:table-cell office:value-type="string">
            <text:p>64723.84</text:p>
          </table:table-cell>
          <table:table-cell office:value-type="string">
            <text:p>70167.93</text:p>
          </table:table-cell>
          <table:table-cell office:value-type="string">
            <text:p>71522.09</text:p>
          </table:table-cell>
          <table:table-cell office:value-type="string">
            <text:p>64463.73</text:p>
          </table:table-cell>
          <table:table-cell office:value-type="string">
            <text:p>58464.88</text:p>
          </table:table-cell>
          <table:table-cell office:value-type="string">
            <text:p>67337.52</text:p>
          </table:table-cell>
          <table:table-cell office:value-type="string">
            <text:p>72528.55</text:p>
          </table:table-cell>
          <table:table-cell office:value-type="string">
            <text:p>67129.19</text:p>
          </table:table-cell>
          <table:table-cell office:value-type="string">
            <text:p>70818.97</text:p>
          </table:table-cell>
          <table:table-cell office:value-type="string">
            <text:p>70314.75</text:p>
          </table:table-cell>
        </table:table-row>
        <table:table-row table:style-name="ro1">
          <table:table-cell/>
          <table:table-cell office:value-type="string">
            <text:p>71140.87</text:p>
          </table:table-cell>
          <table:table-cell office:value-type="string">
            <text:p>69497.37</text:p>
          </table:table-cell>
          <table:table-cell office:value-type="string">
            <text:p>75351.93</text:p>
          </table:table-cell>
          <table:table-cell office:value-type="string">
            <text:p>76970.4</text:p>
          </table:table-cell>
          <table:table-cell office:value-type="string">
            <text:p>69557.61</text:p>
          </table:table-cell>
          <table:table-cell office:value-type="string">
            <text:p>63206.1</text:p>
          </table:table-cell>
          <table:table-cell office:value-type="string">
            <text:p>72693.87</text:p>
          </table:table-cell>
          <table:table-cell office:value-type="string">
            <text:p>78094.29</text:p>
          </table:table-cell>
          <table:table-cell office:value-type="string">
            <text:p>72543.59</text:p>
          </table:table-cell>
          <table:table-cell office:value-type="string">
            <text:p>76330.23</text:p>
          </table:table-cell>
          <table:table-cell office:value-type="string">
            <text:p>75759.25</text:p>
          </table:table-cell>
        </table:table-row>
        <table:table-row table:style-name="ro1">
          <table:table-cell/>
          <table:table-cell office:value-type="string">
            <text:p>76256.27</text:p>
          </table:table-cell>
          <table:table-cell office:value-type="string">
            <text:p>74393.24</text:p>
          </table:table-cell>
          <table:table-cell office:value-type="string">
            <text:p>80798.47</text:p>
          </table:table-cell>
          <table:table-cell office:value-type="string">
            <text:p>82444.88</text:p>
          </table:table-cell>
          <table:table-cell office:value-type="string">
            <text:p>74575.05</text:p>
          </table:table-cell>
          <table:table-cell office:value-type="string">
            <text:p>67588.03</text:p>
          </table:table-cell>
          <table:table-cell office:value-type="string">
            <text:p>78021.45</text:p>
          </table:table-cell>
          <table:table-cell office:value-type="string">
            <text:p>83741.93</text:p>
          </table:table-cell>
          <table:table-cell office:value-type="string">
            <text:p>77668.63</text:p>
          </table:table-cell>
          <table:table-cell office:value-type="string">
            <text:p>81773.22</text:p>
          </table:table-cell>
          <table:table-cell office:value-type="string">
            <text:p>81325.66</text:p>
          </table:table-cell>
        </table:table-row>
        <table:table-row table:style-name="ro1">
          <table:table-cell/>
          <table:table-cell office:value-type="string">
            <text:p>81329.9</text:p>
          </table:table-cell>
          <table:table-cell office:value-type="string">
            <text:p>79475.9</text:p>
          </table:table-cell>
          <table:table-cell office:value-type="string">
            <text:p>86302.76</text:p>
          </table:table-cell>
          <table:table-cell office:value-type="string">
            <text:p>87796.14</text:p>
          </table:table-cell>
          <table:table-cell office:value-type="string">
            <text:p>79480.53</text:p>
          </table:table-cell>
          <table:table-cell office:value-type="string">
            <text:p>72010.62</text:p>
          </table:table-cell>
          <table:table-cell office:value-type="string">
            <text:p>83377.12</text:p>
          </table:table-cell>
          <table:table-cell office:value-type="string">
            <text:p>89234.87</text:p>
          </table:table-cell>
          <table:table-cell office:value-type="string">
            <text:p>82916.06</text:p>
          </table:table-cell>
          <table:table-cell office:value-type="string">
            <text:p>87282.77</text:p>
          </table:table-cell>
          <table:table-cell office:value-type="string">
            <text:p>86192.59</text:p>
          </table:table-cell>
        </table:table-row>
        <table:table-row table:style-name="ro1">
          <table:table-cell/>
          <table:table-cell office:value-type="string">
            <text:p>86490.06</text:p>
          </table:table-cell>
          <table:table-cell office:value-type="string">
            <text:p>84350.91</text:p>
          </table:table-cell>
          <table:table-cell office:value-type="string">
            <text:p>91604.07</text:p>
          </table:table-cell>
          <table:table-cell office:value-type="string">
            <text:p>92901.58</text:p>
          </table:table-cell>
          <table:table-cell office:value-type="string">
            <text:p>84642.17</text:p>
          </table:table-cell>
          <table:table-cell office:value-type="string">
            <text:p>76567.98</text:p>
          </table:table-cell>
          <table:table-cell office:value-type="string">
            <text:p>88330.65</text:p>
          </table:table-cell>
          <table:table-cell office:value-type="string">
            <text:p>94936.87</text:p>
          </table:table-cell>
          <table:table-cell office:value-type="string">
            <text:p>88149.92</text:p>
          </table:table-cell>
          <table:table-cell office:value-type="string">
            <text:p>92567.81</text:p>
          </table:table-cell>
          <table:table-cell office:value-type="string">
            <text:p>91659.63</text:p>
          </table:table-cell>
        </table:table-row>
        <table:table-row table:style-name="ro1">
          <table:table-cell/>
          <table:table-cell office:value-type="string">
            <text:p>91493.13</text:p>
          </table:table-cell>
          <table:table-cell office:value-type="string">
            <text:p>89331.49</text:p>
          </table:table-cell>
          <table:table-cell office:value-type="string">
            <text:p>96885.81</text:p>
          </table:table-cell>
          <table:table-cell office:value-type="string">
            <text:p>98322.95</text:p>
          </table:table-cell>
          <table:table-cell office:value-type="string">
            <text:p>89777.24</text:p>
          </table:table-cell>
          <table:table-cell office:value-type="string">
            <text:p>81069.85</text:p>
          </table:table-cell>
          <table:table-cell office:value-type="string">
            <text:p>93396.9</text:p>
          </table:table-cell>
          <table:table-cell office:value-type="string">
            <text:p>100403.97</text:p>
          </table:table-cell>
          <table:table-cell office:value-type="string">
            <text:p>93165.84</text:p>
          </table:table-cell>
          <table:table-cell office:value-type="string">
            <text:p>98183.39</text:p>
          </table:table-cell>
          <table:table-cell office:value-type="string">
            <text:p>97266.79</text:p>
          </table:table-cell>
        </table:table-row>
        <table:table-row table:style-name="ro1">
          <table:table-cell/>
          <table:table-cell office:value-type="string">
            <text:p>96698.21</text:p>
          </table:table-cell>
          <table:table-cell office:value-type="string">
            <text:p>93979.02</text:p>
          </table:table-cell>
          <table:table-cell office:value-type="string">
            <text:p>102367.08</text:p>
          </table:table-cell>
          <table:table-cell office:value-type="string">
            <text:p>103819.67</text:p>
          </table:table-cell>
          <table:table-cell office:value-type="string">
            <text:p>94575.03</text:p>
          </table:table-cell>
          <table:table-cell office:value-type="string">
            <text:p>85533.02</text:p>
          </table:table-cell>
          <table:table-cell office:value-type="string">
            <text:p>98740.28</text:p>
          </table:table-cell>
          <table:table-cell office:value-type="string">
            <text:p>105891.73</text:p>
          </table:table-cell>
          <table:table-cell office:value-type="string">
            <text:p>98185.77</text:p>
          </table:table-cell>
          <table:table-cell office:value-type="string">
            <text:p>103276.46</text:p>
          </table:table-cell>
          <table:table-cell office:value-type="string">
            <text:p>102381.08</text:p>
          </table:table-cell>
        </table:table-row>
        <table:table-row table:style-name="ro1">
          <table:table-cell/>
          <table:table-cell office:value-type="string">
            <text:p>101589.96</text:p>
          </table:table-cell>
          <table:table-cell office:value-type="string">
            <text:p>98715.04</text:p>
          </table:table-cell>
          <table:table-cell office:value-type="string">
            <text:p>107800.09</text:p>
          </table:table-cell>
          <table:table-cell office:value-type="string">
            <text:p>109180.76</text:p>
          </table:table-cell>
          <table:table-cell office:value-type="string">
            <text:p>99519.54</text:p>
          </table:table-cell>
          <table:table-cell office:value-type="string">
            <text:p>90197.99</text:p>
          </table:table-cell>
          <table:table-cell office:value-type="string">
            <text:p>103887.58</text:p>
          </table:table-cell>
          <table:table-cell office:value-type="string">
            <text:p>111652.05</text:p>
          </table:table-cell>
          <table:table-cell office:value-type="string">
            <text:p>102987.92</text:p>
          </table:table-cell>
          <table:table-cell office:value-type="string">
            <text:p>108594.6</text:p>
          </table:table-cell>
          <table:table-cell office:value-type="string">
            <text:p>107865.32</text:p>
          </table:table-cell>
        </table:table-row>
        <table:table-row table:style-name="ro1">
          <table:table-cell/>
          <table:table-cell office:value-type="string">
            <text:p>106605.24</text:p>
          </table:table-cell>
          <table:table-cell office:value-type="string">
            <text:p>103633.57</text:p>
          </table:table-cell>
          <table:table-cell office:value-type="string">
            <text:p>113035.21</text:p>
          </table:table-cell>
          <table:table-cell office:value-type="string">
            <text:p>114702.95</text:p>
          </table:table-cell>
          <table:table-cell office:value-type="string">
            <text:p>104671.02</text:p>
          </table:table-cell>
          <table:table-cell office:value-type="string">
            <text:p>94791.21</text:p>
          </table:table-cell>
          <table:table-cell office:value-type="string">
            <text:p>109097.59</text:p>
          </table:table-cell>
          <table:table-cell office:value-type="string">
            <text:p>117371.5</text:p>
          </table:table-cell>
          <table:table-cell office:value-type="string">
            <text:p>108231.08</text:p>
          </table:table-cell>
          <table:table-cell office:value-type="string">
            <text:p>113988.91</text:p>
          </table:table-cell>
          <table:table-cell office:value-type="string">
            <text:p>113566.13</text:p>
          </table:table-cell>
        </table:table-row>
        <table:table-row table:style-name="ro1">
          <table:table-cell/>
          <table:table-cell office:value-type="string">
            <text:p>111934.19</text:p>
          </table:table-cell>
          <table:table-cell office:value-type="string">
            <text:p>108585.69</text:p>
          </table:table-cell>
          <table:table-cell office:value-type="string">
            <text:p>118644.57</text:p>
          </table:table-cell>
          <table:table-cell office:value-type="string">
            <text:p>120214.13</text:p>
          </table:table-cell>
          <table:table-cell office:value-type="string">
            <text:p>109792.4</text:p>
          </table:table-cell>
          <table:table-cell office:value-type="string">
            <text:p>99155.21</text:p>
          </table:table-cell>
          <table:table-cell office:value-type="float" office:value="114249">
            <text:p>114.249</text:p>
          </table:table-cell>
          <table:table-cell office:value-type="string">
            <text:p>123140.26</text:p>
          </table:table-cell>
          <table:table-cell office:value-type="string">
            <text:p>113609.82</text:p>
          </table:table-cell>
          <table:table-cell office:value-type="string">
            <text:p>119396.38</text:p>
          </table:table-cell>
          <table:table-cell office:value-type="string">
            <text:p>119059.77</text:p>
          </table:table-cell>
        </table:table-row>
        <table:table-row table:style-name="ro1">
          <table:table-cell/>
          <table:table-cell office:value-type="string">
            <text:p>117017.72</text:p>
          </table:table-cell>
          <table:table-cell office:value-type="string">
            <text:p>113420.57</text:p>
          </table:table-cell>
          <table:table-cell office:value-type="string">
            <text:p>123919.57</text:p>
          </table:table-cell>
          <table:table-cell office:value-type="string">
            <text:p>125682.53</text:p>
          </table:table-cell>
          <table:table-cell office:value-type="string">
            <text:p>114568.28</text:p>
          </table:table-cell>
          <table:table-cell office:value-type="string">
            <text:p>103819.05</text:p>
          </table:table-cell>
          <table:table-cell office:value-type="string">
            <text:p>119375.85</text:p>
          </table:table-cell>
          <table:table-cell office:value-type="string">
            <text:p>128840.37</text:p>
          </table:table-cell>
          <table:table-cell office:value-type="string">
            <text:p>118914.25</text:p>
          </table:table-cell>
          <table:table-cell office:value-type="string">
            <text:p>124740.31</text:p>
          </table:table-cell>
          <table:table-cell office:value-type="string">
            <text:p>124316.71</text:p>
          </table:table-cell>
        </table:table-row>
        <table:table-row table:style-name="ro1">
          <table:table-cell/>
          <table:table-cell office:value-type="string">
            <text:p>122177.37</text:p>
          </table:table-cell>
          <table:table-cell office:value-type="string">
            <text:p>118356.61</text:p>
          </table:table-cell>
          <table:table-cell office:value-type="string">
            <text:p>129365.04</text:p>
          </table:table-cell>
          <table:table-cell office:value-type="string">
            <text:p>130979.41</text:p>
          </table:table-cell>
          <table:table-cell office:value-type="string">
            <text:p>119586.7</text:p>
          </table:table-cell>
          <table:table-cell office:value-type="string">
            <text:p>108341.42</text:p>
          </table:table-cell>
          <table:table-cell office:value-type="string">
            <text:p>124547.92</text:p>
          </table:table-cell>
          <table:table-cell office:value-type="string">
            <text:p>134055.07</text:p>
          </table:table-cell>
          <table:table-cell office:value-type="string">
            <text:p>124164.56</text:p>
          </table:table-cell>
          <table:table-cell office:value-type="string">
            <text:p>129910.75</text:p>
          </table:table-cell>
          <table:table-cell office:value-type="string">
            <text:p>129760.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0" number:min-integer-digits="5" number:grouping="true"/>
    </number:number-style>
    <number:number-style style:name="N108">
      <number:number number:decimal-places="0" number:min-integer-digits="3" number:grouping="true"/>
    </number:number-style>
    <number:number-style style:name="N109">
      <number:number number:decimal-places="0" number:min-integer-digits="4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2-05T15:03:51.23</dc:date>
    <dc:creator>Alan Calderón Castro</dc:creator>
    <meta:document-statistic meta:table-count="1" meta:cell-count="395" meta:object-count="0"/>
    <meta:generator>LibreOffice/3.6$Windows_x86 LibreOffice_project/58f22d5-270d05a-e2abed1-ea17a85-9b5702</meta:generator>
  </office:meta>
</office:document-meta>
</file>